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7cm" fo:min-width="0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5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105cm" fo:min-width="4.522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 Mono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paragraph-properties fo:text-align="center"/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Ubuntu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font-name="Comic Sans MS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111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frame draw:style-name="gr6" draw:text-style-name="P4" draw:layer="layout" svg:width="6.636cm" svg:height="4.037cm" svg:x="0.079cm" svg:y="2.551cm">
          <draw:text-box>
            <text:p><text:span text:style-name="T1">.&gt; foo = A data.csv</text:span></text:p>
            <text:p><text:span text:style-name="T1">.&gt; $foo</text:span></text:p>
            <text:p><text:span text:style-name="T1">…</text:span></text:p>
            <text:p><text:span text:style-name="T1"/></text:p>
          </draw:text-box>
        </draw:frame>
        <draw:line draw:style-name="gr7" draw:text-style-name="P3" draw:layer="layout" svg:x1="0.754cm" svg:y1="8.239cm" svg:x2="5.834cm" svg:y2="8.239cm">
          <text:p/>
        </draw:line>
        <draw:line draw:style-name="gr7" draw:text-style-name="P3" draw:layer="layout" svg:x1="3.167cm" svg:y1="7.35cm" svg:x2="3.159cm" svg:y2="10.525cm">
          <text:p/>
        </draw:line>
        <draw:frame draw:style-name="gr8" draw:text-style-name="P5" draw:layer="layout" svg:width="2.225cm" svg:height="0.954cm" svg:x="0.902cm" svg:y="7.35cm">
          <draw:text-box>
            <text:p><text:span text:style-name="T2">Name</text:span></text:p>
          </draw:text-box>
        </draw:frame>
        <draw:frame draw:style-name="gr9" draw:text-style-name="P5" draw:layer="layout" svg:width="2.051cm" svg:height="0.954cm" svg:x="3.413cm" svg:y="7.35cm">
          <draw:text-box>
            <text:p><text:span text:style-name="T2">Hash</text:span></text:p>
          </draw:text-box>
        </draw:frame>
        <draw:frame draw:style-name="gr10" draw:text-style-name="P2" draw:layer="layout" svg:width="1.383cm" svg:height="0.954cm" svg:x="1.167cm" svg:y="9.317cm">
          <draw:text-box>
            <text:p>foo</text:p>
          </draw:text-box>
        </draw:frame>
        <draw:frame draw:style-name="gr11" draw:text-style-name="P2" draw:layer="layout" svg:width="2.754cm" svg:height="0.954cm" svg:x="3.072cm" svg:y="9.317cm">
          <draw:text-box>
            <text:p text:style-name="P6">a64e3fc</text:p>
          </draw:text-box>
        </draw:frame>
        <draw:line draw:style-name="gr4" draw:text-style-name="P3" draw:layer="layout" svg:x1="0.659cm" svg:y1="10.271cm" svg:x2="5.739cm" svg:y2="10.271cm">
          <text:p/>
        </draw:line>
        <draw:custom-shape draw:style-name="gr12" draw:text-style-name="P3" draw:layer="layout" svg:width="5.08cm" svg:height="1.143cm" svg:x="9.255cm" svg:y="6.588cm">
          <text:p text:style-name="P6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524cm" svg:height="1.397cm" svg:x="16.748cm" svg:y="2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2" draw:layer="layout" svg:width="1.397cm" svg:height="1.164cm" svg:x="16.875cm" svg:y="2.905cm">
          <draw:text-box>
            <text:p>W<text:span text:style-name="T3">2</text:span></text:p>
          </draw:text-box>
        </draw:frame>
        <draw:custom-shape draw:style-name="gr15" draw:text-style-name="P8" draw:layer="layout" svg:width="5.08cm" svg:height="1.143cm" svg:x="9.255cm" svg:y="7.858cm">
          <text:p text:style-name="P7"><text:span text:style-name="T4">a64e3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5.334cm" svg:height="2.667cm" svg:x="9.128cm" svg:y="6.46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" draw:layer="layout" svg:width="1.397cm" svg:height="1.164cm" svg:x="19.034cm" svg:y="1.508cm">
          <draw:text-box>
            <text:p>W<text:span text:style-name="T3">1</text:span></text:p>
          </draw:text-box>
        </draw:frame>
        <draw:custom-shape draw:style-name="gr13" draw:text-style-name="P3" draw:layer="layout" svg:width="1.524cm" svg:height="1.397cm" svg:x="16.749cm" svg:y="2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3" draw:layer="layout" svg:width="1.524cm" svg:height="1.397cm" svg:x="18.907cm" svg:y="1.3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draw:layer="layout" svg:width="5.08cm" svg:height="1.143cm" svg:x="9.255cm" svg:y="3.794cm">
          <text:p text:style-name="P6">c4d24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619cm" svg:y1="9.128cm" svg:x2="5.699cm" svg:y2="9.128cm">
          <text:p/>
        </draw:line>
        <draw:frame draw:style-name="gr10" draw:text-style-name="P2" draw:layer="layout" svg:width="2.864cm" svg:height="0.954cm" svg:x="0.422cm" svg:y="8.239cm">
          <draw:text-box>
            <text:p>data.csv</text:p>
          </draw:text-box>
        </draw:frame>
        <draw:frame draw:style-name="gr11" draw:text-style-name="P2" draw:layer="layout" svg:width="2.754cm" svg:height="0.954cm" svg:x="3.159cm" svg:y="8.239cm">
          <draw:text-box>
            <text:p text:style-name="P6">c4d245</text:p>
          </draw:text-box>
        </draw:frame>
        <draw:line draw:style-name="gr18" draw:text-style-name="P3" draw:layer="layout" svg:x1="14.462cm" svg:y1="4.429cm" svg:x2="16.621cm" svg:y2="3.667cm">
          <text:p/>
        </draw:line>
        <draw:line draw:style-name="gr18" draw:text-style-name="P3" draw:layer="layout" svg:x1="9.001cm" svg:y1="6.842cm" svg:x2="6.715cm" svg:y2="5.191cm">
          <text:p/>
        </draw:line>
        <draw:line draw:style-name="gr18" draw:text-style-name="P3" draw:layer="layout" svg:x1="17.002cm" svg:y1="4.175cm" svg:x2="14.589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7T15:11:17.045436730</dc:date>
    <meta:editing-duration>PT2H26M28S</meta:editing-duration>
    <meta:editing-cycles>25</meta:editing-cycles>
    <meta:generator>LibreOffice/5.3.0.3$Linux_X86_64 LibreOffice_project/30m0$Build-3</meta:generator>
    <meta:document-statistic meta:object-count="35"/>
  </office:meta>
</office:document-meta>
</file>